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12.689cm"/>
    </style:style>
    <style:style style:name="co3" style:family="table-column">
      <style:table-column-properties fo:break-before="auto" style:column-width="12.554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Free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Потенциальный член команды</text:p>
          </table:table-cell>
          <table:table-cell table:style-name="ce2" office:value-type="string" calcext:value-type="string">
            <text:p>Мотивация</text:p>
          </table:table-cell>
          <table:table-cell table:style-name="ce2" office:value-type="string" calcext:value-type="string">
            <text:p>Потребность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Капитан Флинт</text:p>
          </table:table-cell>
          <table:table-cell table:style-name="ce3" office:value-type="string" calcext:value-type="string">
            <text:p>Осуществление мечты, Месть</text:p>
          </table:table-cell>
          <table:table-cell table:style-name="ce3" office:value-type="string" calcext:value-type="string">
            <text:p>Самовыражение, уважение и признание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Соленый Пес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Крутой Кулак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Жестянка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Одноглазый Бык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Рваное Ухо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Потенциальный член команды</text:p>
          </table:table-cell>
          <table:table-cell table:style-name="ce4" office:value-type="string" calcext:value-type="string">
            <text:p>Потребность</text:p>
          </table:table-cell>
          <table:table-cell table:style-name="ce4" office:value-type="string" calcext:value-type="string">
            <text:p>Мотивационная модел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Капитан Флинт</text:p>
          </table:table-cell>
          <table:table-cell table:style-name="ce5" office:value-type="string" calcext:value-type="string">
            <text:p>Самовыражение</text:p>
          </table:table-cell>
          <table:table-cell table:style-name="ce5" office:value-type="string" calcext:value-type="string">
            <text:p>Успешно напасть на «Золотое Дно». Отомстить Джексон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Соленый Пес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Крутой Кулак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Жестянка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Одноглазый Бык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Рваное Ухо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4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Потенциальный член команды</text:p>
          </table:table-cell>
          <table:table-cell table:style-name="ce4" office:value-type="string" calcext:value-type="string">
            <text:p>Мотивация и принципы управления</text:p>
          </table:table-cell>
          <table:table-cell table:style-name="ce4" office:value-type="string" calcext:value-type="string">
            <text:p>Результативность вероятных действий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Соленый Пес</text:p>
          </table:table-cell>
          <table:table-cell table:style-name="ce5" office:value-type="string" calcext:value-type="string">
            <text:p>1) дать ответственное серьезное творческое задание: разработать полную стратегию набега на богатый прииск "Золотое Дно"</text:p>
            <text:p><text:span text:style-name="T1">2) поддерживать с ним доверительные отношения</text:span></text:p>
            <text:p><text:span text:style-name="T1">3) аккуратно критиковать</text:span></text:p>
          </table:table-cell>
          <table:table-cell table:style-name="ce5" office:value-type="string" calcext:value-type="string">
            <text:p>Соленый Пес разработает хорошую стратегию, которая позволит осуществить задуманное, после этого дела останется хорошим приятелем и надежным партнером</text:p>
            <text:p><text:span text:style-name="T1">90% возможно, не захочет снова заниматься нелегальным делом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Крутой Кулак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Жестянка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Одноглазый Бык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Рваное Ухо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6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2:13:57.100440498</meta:creation-date>
    <dc:date>2024-05-01T02:23:51.945680103</dc:date>
    <meta:editing-duration>PT9M52S</meta:editing-duration>
    <meta:editing-cycles>6</meta:editing-cycles>
    <meta:generator>LibreOffice/7.3.7.2$Linux_X86_64 LibreOffice_project/30$Build-2</meta:generator>
    <meta:document-statistic meta:table-count="1" meta:cell-count="35" meta:object-count="0"/>
  </office:meta>
</office:document-meta>
</file>